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list-style-name="L1">
      <style:text-properties style:text-underline-style="solid" style:text-underline-width="auto" style:text-underline-color="font-color"/>
    </style:style>
    <style:style style:name="P5" style:family="paragraph" style:parent-style-name="Text_20_body" style:list-style-name="L2">
      <style:text-properties style:text-underline-style="solid" style:text-underline-width="auto" style:text-underline-color="font-color"/>
    </style:style>
    <style:style style:name="P6" style:family="paragraph" style:parent-style-name="Text_20_body" style:list-style-name="L3">
      <style:text-properties style:text-underline-style="solid" style:text-underline-width="auto" style:text-underline-color="font-color"/>
    </style:style>
    <style:style style:name="P7" style:family="paragraph" style:parent-style-name="Text_20_body" style:list-style-name="L4">
      <style:text-properties style:text-underline-style="solid" style:text-underline-width="auto" style:text-underline-color="font-color"/>
    </style:style>
    <style:style style:name="P8" style:family="paragraph" style:parent-style-name="Text_20_body" style:list-style-name="L5">
      <style:text-properties style:text-underline-style="solid" style:text-underline-width="auto" style:text-underline-color="font-color"/>
    </style:style>
    <style:style style:name="P9" style:family="paragraph" style:parent-style-name="Text_20_body" style:list-style-name="L6">
      <style:text-properties style:text-underline-style="solid" style:text-underline-width="auto" style:text-underline-color="font-color"/>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Heading">
      <style:text-properties style:text-underline-style="solid" style:text-underline-width="auto" style:text-underline-color="font-color" fo:font-weight="bold" style:font-weight-asian="bold" style:font-weight-complex="bold"/>
    </style:style>
    <style:style style:name="P12" style:family="paragraph" style:parent-style-name="Heading_20_3">
      <style:text-properties style:text-underline-style="solid" style:text-underline-width="auto" style:text-underline-color="font-color"/>
    </style:style>
    <style:style style:name="P13" style:family="paragraph" style:parent-style-name="Heading_20_1">
      <style:paragraph-properties fo:text-align="center" style:justify-single-word="false"/>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entreon</text:h>
      <text:p text:style-name="P1"/>
      <text:p text:style-name="P11">I. Introduction</text:p>
      <text:p text:style-name="P3"/>
      <text:p text:style-name="P10">Aujourd'hui, la place des réseaux est devenu importante, voire indispensable. La majorité des entreprises et des administrations disposent d'un réseau privé afin de communiquer au sein de leur organisation.</text:p>
      <text:p text:style-name="P10">Un dysfonctionnement au sein de ce réseau aura de graves répercussions financières, car il pénalise toute l'activité.</text:p>
      <text:p text:style-name="P10">Ainsi, nous avons besoins de surveiller ce réseau à l'aide d'indicateur.</text:p>
      <text:p text:style-name="P10">Pour cela il existe des solutions propriétaires et aussi des logiciels libres comme Centreon qui nécessitent de nombreux paramétrages et du temps. Ces solutions reposent sur le protocole. SNMP.</text:p>
      <text:p text:style-name="P10"/>
      <text:h text:style-name="P12" text:outline-level="3">II. Centreon</text:h>
      <text:p text:style-name="Text_20_body"><text:span text:style-name="T1">Centreon est un logiciel libre de surveillance réseau.. Il est conçu pour avertir les utilisateurs de la présence de problème sur les hôtes et les services spécifiés, ceci est la notification.</text:span></text:p>
      <text:p text:style-name="Text_20_body"><text:span text:style-name="T1">Pour recevoir des notifications, les utilisateurs doivent configurer le logiciel, pour lui indiquer quand et où les envoyer. Il peut avertir l'administrateur par sms, mail, messagerie instantanée.</text:span></text:p>
      <text:p text:style-name="Text_20_body"><text:span text:style-name="T1"/></text:p>
      <text:p text:style-name="P2">Fonctionnalités :</text:p>
      <text:list xml:id="list2074741024" text:style-name="L1">
        <text:list-item>
          <text:list>
            <text:list-item>
              <text:p text:style-name="P4"><text:span text:style-name="T1">surveillance des services réseau (SMTP, POP3, HTTP, NNTP, PING, …)</text:span></text:p>
            </text:list-item>
            <text:list-item>
              <text:p text:style-name="P4"><text:span text:style-name="T1">surveillance des ressources hôtes (charge processeur, utilisation des disques, …)</text:span></text:p>
            </text:list-item>
            <text:list-item>
              <text:p text:style-name="P4"><text:span text:style-name="T1">système simple de plugins permettant aux utilisateurs de développer leur propres vérifications de services.</text:span></text:p>
            </text:list-item>
            <text:list-item>
              <text:p text:style-name="P4"><text:span text:style-name="T1">Possibilité de hiérarchiser le réseau en utilisant des hôtes parents.</text:span></text:p>
            </text:list-item>
            <text:list-item>
              <text:p text:style-name="P4"><text:span text:style-name="T1">Notifications quand un hôte ou un service a un problème et est résolu.</text:span></text:p>
            </text:list-item>
            <text:list-item>
              <text:p text:style-name="P4"><text:span text:style-name="T1">Possibilité de définir des gestionnaires d'évènements qui s'exécutent pour des événement sur des hôtes ou des services, pour une résolution proactive des problèmes.</text:span></text:p>
            </text:list-item>
            <text:list-item>
              <text:p text:style-name="P4"><text:span text:style-name="T1">Rotation automatique des fichiers log.</text:span></text:p>
            </text:list-item>
            <text:list-item>
              <text:p text:style-name="P4"><text:span text:style-name="T1">Support payant pour ce logiciel.</text:span></text:p>
            </text:list-item>
          </text:list>
        </text:list-item>
      </text:list>
      <text:p text:style-name="P2">Les plus :</text:p>
      <text:list xml:id="list176414161" text:style-name="L2">
        <text:list-item>
          <text:list>
            <text:list-item>
              <text:p text:style-name="P5"><text:span text:style-name="T1">logicel libre</text:span></text:p>
            </text:list-item>
            <text:list-item>
              <text:p text:style-name="P5"><text:span text:style-name="T1">très complet</text:span></text:p>
            </text:list-item>
            <text:list-item>
              <text:p text:style-name="P5"><text:span text:style-name="T1">possibilité de créer ces propres plugins</text:span></text:p>
            </text:list-item>
            <text:list-item>
              <text:p text:style-name="P5"><text:span text:style-name="T1">communauté active</text:span></text:p>
            </text:list-item>
          </text:list>
        </text:list-item>
      </text:list>
      <text:p text:style-name="P2"><text:span text:style-name="T1"/></text:p>
      <text:p text:style-name="P2"><text:soft-page-break/>Les moins :</text:p>
      <text:list xml:id="list1276227654" text:style-name="L3">
        <text:list-item>
          <text:list>
            <text:list-item>
              <text:p text:style-name="P6"><text:span text:style-name="T1">Interface lourde et pas très intuitive</text:span></text:p>
            </text:list-item>
            <text:list-item>
              <text:p text:style-name="P6"><text:span text:style-name="T1">Configuration compliqué</text:span></text:p>
            </text:list-item>
          </text:list>
        </text:list-item>
      </text:list>
      <text:p text:style-name="P2"><text:span text:style-name="T1"/></text:p>
      <text:p text:style-name="P11">III. Interface Centreon</text:p>
      <text:p text:style-name="P2"><text:span text:style-name="T1">Le Centreon-core est un fork de Nagios et est un logiciel très complet mais qui se configure via des fichiers. Ainsi lorsque le nombre de serveurs à superviser devient important, il est difficile de maintenir le logicel.</text:span></text:p>
      <text:p text:style-name="P2"><text:span text:style-name="T1">Centreon a pour mission de fournir une interface conviviale à Nagios, d'apporter une interface graphique pour le configurer et une base de données pour stocker la configuration du logiciel.</text:span></text:p>
      <text:p text:style-name="P2"><text:span text:style-name="T1">De simple outil de configuration de Nagios. Centreon s'est enrichi de fonctionnalités supplémentaires. Cet enrichissement est axé sur l'exploitation des données de performances remontées par les plugins Nagios qui ne sont pas interprété par Nagios lui-même et par le developpement d'une interface très modulaire qui permet d'avoir un logiciel unique pour l'administration de la supervision.</text:span></text:p>
      <text:p text:style-name="P2">Administration du système de supervision :</text:p>
      <text:list xml:id="list904709114" text:style-name="L4">
        <text:list-item>
          <text:list>
            <text:list-item>
              <text:p text:style-name="P7"><text:span text:style-name="T1">Configuration de Nagios (v2 ou v3)</text:span></text:p>
            </text:list-item>
            <text:list-item>
              <text:p text:style-name="P7"><text:span text:style-name="T1">configuration simplifiée des traps SNMP</text:span></text:p>
            </text:list-item>
            <text:list-item>
              <text:p text:style-name="P7"><text:span text:style-name="T1">gestion des droits d'accès de manière très fine et très simple</text:span></text:p>
            </text:list-item>
            <text:list-item>
              <text:p text:style-name="P7"><text:span text:style-name="T1">installation de modules supplémentaires en fonction du besoin</text:span></text:p>
            </text:list-item>
            <text:list-item>
              <text:p text:style-name="P7"><text:span text:style-name="T1">aide à la lecture et à l'interprétation des journaux d'évènement de Nagios</text:span></text:p>
            </text:list-item>
            <text:list-item>
              <text:p text:style-name="P7"><text:span text:style-name="T1">augmentation des performances et agregation des données issues de plusieurs serveurs Nagios répartis sur le systèmes d'information.</text:span></text:p>
            </text:list-item>
          </text:list>
        </text:list-item>
      </text:list>
      <text:p text:style-name="P2">Supervision du SI :</text:p>
      <text:list xml:id="list160562936" text:style-name="L5">
        <text:list-item>
          <text:list>
            <text:list-item>
              <text:p text:style-name="P8"><text:span text:style-name="T1">permet de suivre l'historique du fonctionnement du SI (graphes, échelles de temps)</text:span></text:p>
            </text:list-item>
            <text:list-item>
              <text:p text:style-name="P8"><text:span text:style-name="T1">permet d'effectuer des rapports de fonctionnement de services</text:span></text:p>
            </text:list-item>
            <text:list-item>
              <text:p text:style-name="P8"><text:span text:style-name="T1">permet aux managers d'estimer la qualité de service rendu par leur SI</text:span></text:p>
            </text:list-item>
            <text:list-item>
              <text:p text:style-name="P8"><text:span text:style-name="T1">permet aux administrateurs des systèmes du SI d'être prévenu et donc de réagir très rapidement en cas de prolème et augmente ainsi la qualité du service SI.</text:span></text:p>
            </text:list-item>
          </text:list>
        </text:list-item>
      </text:list>
      <text:p text:style-name="P2">Choisir une architecture de supervision d'informations :</text:p>
      <text:list xml:id="list2017302045" text:style-name="L6">
        <text:list-item>
          <text:list>
            <text:list-item>
              <text:p text:style-name="P9"><text:span text:style-name="T1">supervision monolithique pour les petits et moyens SI</text:span></text:p>
            </text:list-item>
            <text:list-item>
              <text:p text:style-name="P9"><text:span text:style-name="T1">supervision distribuée pour les grands SI</text:span></text:p>
            </text:list-item>
          </text:list>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m </meta:initial-creator>
    <meta:creation-date>2012-04-23T09:53:21</meta:creation-date>
    <meta:generator>LibreOffice/3.5$Linux_X86_64 LibreOffice_project/350m1$Build-202</meta:generator>
    <dc:date>2012-04-23T11:11:21</dc:date>
    <dc:creator>vincentm </dc:creator>
    <meta:editing-duration>PT2M17S</meta:editing-duration>
    <meta:editing-cycles>2</meta:editing-cycles>
    <meta:document-statistic meta:table-count="0" meta:image-count="0" meta:object-count="0" meta:page-count="2" meta:paragraph-count="45" meta:word-count="566" meta:character-count="3647" meta:non-whitespace-character-count="3152"/>
  </office:meta>
</office:document-meta>
</file>